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Roman No9 L"/>
    </style:style>
    <style:style style:name="P2" style:family="paragraph" style:parent-style-name="Standard">
      <style:text-properties style:font-name="Nimbus Roman No9 L"/>
    </style:style>
    <style:style style:name="P3" style:family="paragraph" style:parent-style-name="Standard" style:list-style-name="L1"/>
    <style:style style:name="T1" style:family="text">
      <style:text-properties style:font-name="Nimbus Roman No9 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ysis</text:p>
      <text:p text:style-name="P1"/>
      <text:p text:style-name="P1">αβγδεζηθμνρστυφχψω</text:p>
      <text:p text:style-name="P1"/>
      <text:p text:style-name="Standard"><text:span text:style-name="T1">φ<text:tab/></text:span>number of nodes in queue</text:p>
      <text:p text:style-name="Standard"><text:span text:style-name="T1">ε<text:tab/></text:span>number of nodes expanded</text:p>
      <text:p text:style-name="Standard"><text:span text:style-name="T1">α<text:tab/></text:span>number of nodes inspected to find solution (including nil)</text:p>
      <text:p text:style-name="Standard"><text:span text:style-name="T1">β<text:tab/></text:span>number of vertexes</text:p>
      <text:p text:style-name="Standard"><text:span text:style-name="T1">γ<text:tab/></text:span>number of edges</text:p>
      <text:p text:style-name="Standard"><text:span text:style-name="T1">δ<text:tab/></text:span>number of letters (constraints)</text:p>
      <text:p text:style-name="Standard"><text:span text:style-name="T1">ε<text:tab/></text:span>number of states</text:p>
      <text:p text:style-name="Standard"><text:span text:style-name="T1">ζ<text:tab/></text:span>number of actions</text:p>
      <text:p text:style-name="Standard"><text:span text:style-name="T1">η<text:tab/></text:span>number of letter combinations</text:p>
      <text:p text:style-name="Standard"><text:span text:style-name="T1">θ<text:tab/></text:span>number of palindromes</text:p>
      <text:p text:style-name="Standard"><text:span text:style-name="T1">τ</text:span><text:tab/>number of successor calls on a vertex</text:p>
      <text:p text:style-name="Standard"/>
      <text:p text:style-name="Standard">Predict:</text:p>
      <text:p text:style-name="Standard"/>
      <text:p text:style-name="Standard">Find the number of nodes required to be expanded and inspected in order to find a solution, given the number of vertexes and edges in the network.</text:p>
      <text:p text:style-name="Standard"/>
      <text:p text:style-name="Standard">Let y be the number of nodes required to be inspected.</text:p>
      <text:p text:style-name="Standard"/>
      <text:p text:style-name="Standard"><draw:frame draw:style-name="fr1" draw:name="Object1" text:anchor-type="as-char" svg:width="0.4898in" svg:height="0.220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Plot:</text:p>
      <text:p text:style-name="Standard"/>
      <text:list xml:id="list1730638927" text:style-name="L1">
        <text:list-item>
          <text:p text:style-name="P3">Number of nodes in queue over run time in expansions.</text:p>
        </text:list-item>
        <text:list-item>
          <text:p text:style-name="P3">Heuristic cost vs. BVMS.</text:p>
        </text:list-item>
        <text:list-item>
          <text:p text:style-name="P3">Number of nodes required vs. number of vertices.</text:p>
        </text:list-item>
        <text:list-item>
          <text:p text:style-name="P3">Number of nodes required vs. number of edges.</text:p>
        </text:list-item>
        <text:list-item>
          <text:p text:style-name="P3">Number of nodes required vs. number of palindrome nodes.</text:p>
        </text:list-item>
        <text:list-item>
          <text:p text:style-name="P3">Number of nodes required vs. h-cost function.</text:p>
        </text:list-item>
        <text:list-item>
          <text:p text:style-name="P3">Number of nodes required vs. algorithm.</text:p>
        </text:list-item>
        <text:list-item>
          <text:p text:style-name="P3">Number of goal tests performed vs. number of vertices by h-cost and algorithm type.</text:p>
        </text:list-item>
        <text:list-item>
          <text:p text:style-name="P3">Minimum known f-cost progress over time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3T01:43:48</meta:creation-date>
    <dc:date>2009-09-26T13:16:09</dc:date>
    <meta:editing-duration>PT42H17M45S</meta:editing-duration>
    <meta:editing-cycles>10</meta:editing-cycles>
    <meta:generator>OpenOffice.org/3.0$Unix OpenOffice.org_project/300m15$Build-9379</meta:generator>
    <meta:document-statistic meta:table-count="0" meta:image-count="0" meta:object-count="1" meta:page-count="1" meta:paragraph-count="27" meta:word-count="182" meta:character-count="100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O</math:mi>
      <math:mo math:stretchy="false">=</math:mo>
      <math:msup>
        <math:mi>b</math:mi>
        <math:mi>d</math:mi>
      </math:msup>
    </math:mrow>
    <math:annotation math:encoding="StarMath 5.0">O = b^d</math:annotation>
  </math:semantics>
</math:math>
</file>